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OINS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JX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MB0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PC206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NSIT13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TECH04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MB02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ARAN01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DPC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MB03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PC1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REDE2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RAFT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PRIME1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ARBL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PAL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INSOMA3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VOTERS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GRAPLANE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IXTURES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BESTBATS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WTCLO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MIME2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EILRCPT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RESN05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E1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HEFLUCK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NUMGAME2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OMMUTE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DCE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RRECIPE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ARRANGE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table:style-name="ce1" office:value-type="string">
            <text:p>NUMERCAL</text:p>
          </table:table-cell>
          <table:table-cell/>
          <table:table-cell office:value-type="string">
            <text:p>POKER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EQUATION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TIDRICE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KNIGHTMV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HOTEL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ARVAN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OUBLE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NOTATRI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J7</text:p>
          </table:table-cell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IELAB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OMM3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ECSTR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MAXCOUNT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MARCHA2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GCD2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RAGNXOR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POINTS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PCYCLE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OOLING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PRPALIN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LEANUP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TLG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ONP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MARCHA1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HOLES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RGPVR1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LECANDY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NSUDOKU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BUYING2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ORDERS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D202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STONES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RESIST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POUR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RIP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N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OLCHAIN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IGAME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IRCUITS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WINDOW2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URL_Decoding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URL_Encoding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Yahoo_Search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Sockets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HTTP_authentication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Hello_GUI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Hamming Numbers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HTTP</text:p>
          </table:table-cell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HTTPS</text:p>
          </table:table-cell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RMS</text:p>
          </table:table-cell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ode</text:p>
          </table:table-cell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edian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ean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Web_Scraping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99_Beers</text:p>
          </table:table-cell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24 Game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Random Numbers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FIFO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table:style-name="ce1" office:value-type="string">
            <text:p>GRAPH</text:p>
          </table:table-cell>
          <table:table-cell/>
          <table:table-cell office:value-type="string">
            <text:p>Queue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Matrix Multiplication</text:p>
          </table:table-cell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Zig-Zag Matrix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GUI 2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GUI 1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GUI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100 Door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F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SIMGRAPH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SPAGAIN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RG0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LUCKYDRIV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RAPH/NUMERCAL/NP-HARD</text:p>
          </table:table-cell>
          <table:table-cell/>
          <table:table-cell office:value-type="string">
            <text:p>CPOINT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LCS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COMPLEX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MAXRECT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NP-HARD</text:p>
          </table:table-cell>
          <table:table-cell/>
          <table:table-cell office:value-type="string">
            <text:p>TF0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AVISKR0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ENCD1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N-body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Fannkuch-redux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Meteor-contest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fasta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Fasta-redux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Spectral-norm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Reverse-complement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mandelbrot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K-nucleotide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Regex-dna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pidigits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Chameneos-redux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Thread-ring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Binary-trees-redux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Binary-trees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MJ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2/19/2013</text:date>, <text:time>02:5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2-12-15T19:32:17</meta:creation-date>
    <dc:date>2013-02-19T02:53:36</dc:date>
    <dc:creator>Rahul Gupta</dc:creator>
    <meta:editing-duration>PT175H56M55S</meta:editing-duration>
    <meta:editing-cycles>7</meta:editing-cycles>
    <meta:generator>OpenOffice.org/3.2$Linux OpenOffice.org_project/320m12$Build-9483</meta:generator>
    <meta:document-statistic meta:table-count="3" meta:cell-count="388" meta:object-count="0"/>
  </office:meta>
</office:document-meta>
</file>